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5pt" fo:text-indent="-2.75pt">
        <style:tab-stops>
          <style:tab-stop style:position="479.15pt"/>
        </style:tab-stops>
      </style:paragraph-properties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 fo:margin-left="2.75pt" fo:text-indent="-2.75pt">
        <style:tab-stops>
          <style:tab-stop style:position="479.15pt"/>
        </style:tab-stops>
      </style:paragraph-properties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 fo:margin-left="2.75pt" fo:text-indent="-2.75pt">
        <style:tab-stops>
          <style:tab-stop style:position="479.15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top="10.00pt" fo:margin-bottom="6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top="10.00pt" fo:margin-bottom="6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5pt" fo:text-indent="-2.75pt">
        <style:tab-stops>
          <style:tab-stop style:position="105.00pt"/>
          <style:tab-stop style:position="3286.90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top="10.00pt" fo:margin-bottom="6.00p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top="10.00pt" fo:margin-bottom="6.00pt"/>
    </style:style>
    <text:list-style style:name="L3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left" fo:margin-left="-18.00pt" fo:text-indent="18.00pt"/>
    </style:style>
    <style:style style:name="P38" style:family="paragraph">
      <style:paragraph-properties fo:line-height="100.00%" fo:text-align="left"/>
    </style:style>
    <style:style style:name="TableColumn0100" style:family="table-column">
      <style:table-column-properties style:column-width="6.693056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1.496528in"/>
    </style:style>
    <style:style style:name="TableColumn0201" style:family="table-column">
      <style:table-column-properties style:column-width="5.196528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eeeeee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eeeeee"/>
    </style:style>
    <style:style style:name="TableRow0201" style:family="table-row">
      <style:table-row-properties style:min-row-height="0.290278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 style:min-row-height="0.290278in"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 style:min-row-height="0.290278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 style:min-row-height="0.290278in"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 style:min-row-height="0.290278in"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 style:min-row-height="0.290278in"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 style:min-row-height="0.290278in"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8" style:family="table-row">
      <style:table-row-properties style:min-row-height="0.290278in"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3">Project name: Paper football</text:span><text:span text:style-name="T4"/></text:p>
          </table:table-cell>
        </table:table-row>
        <table:table-row table:style-name="TableRow0101">
          <table:table-cell table:style-name="TableCell010100">
            <text:p text:style-name="P5"><text:span text:style-name="T5">Authors: Maciej Dobrza</text:span><text:span text:style-name="T6">ński, Izabela Dąbrowska</text:span><text:span text:style-name="T7"/></text:p>
          </table:table-cell>
        </table:table-row>
      </table:table>
      <text:p text:style-name="P7"><text:span text:style-name="T7"/></text:p>
      <text:p text:style-name="P7"><text:span text:style-name="T7"/></text:p>
      <text:p text:style-name="P8"><text:span text:style-name="T8">Overview</text:span></text:p>
      <text:p text:style-name="P9"><text:span text:style-name="T9">The result of our project<text:s text:c="2"/>is a program to play the game called paper football with choosen computer opponent or to simulate a match between two choosen bots. The rules are described here:<text:s/></text:span><text:a xlink:href="https://en.wikipedia.org/wiki/Paper_soccer"><text:span text:style-name="T10">https://en.wikipedia.org/wiki/Paper_soccer</text:span></text:a><text:span text:style-name="T11">. Additionally we included framework allowing us to create and train our own bots based i.a on methods of artificial intelligence. The result are also a few bots which we have already trained.</text:span></text:p>
      <text:p text:style-name="P9"><text:span text:style-name="T12"/></text:p>
      <text:p text:style-name="P10"><text:span text:style-name="T13">Project structure</text:span></text:p>
      <text:p text:style-name="P11"><text:span text:style-name="T14">We divided our project into model, view and controller packages. Below, there is a more detailed description of files included in the project.</text:span></text:p>
      <text:p text:style-name="P11"><text:span text:style-name="T1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3"><text:span text:style-name="T16">File path</text:span><text:span text:style-name="T17"/></text:p>
          </table:table-cell>
          <table:table-cell table:style-name="TableCell020001">
            <text:p text:style-name="P13"><text:span text:style-name="T18">Description</text:span><text:span text:style-name="T19"/></text:p>
          </table:table-cell>
        </table:table-row>
        <table:table-row table:style-name="TableRow0201">
          <table:table-cell table:style-name="TableCell020100">
            <text:p text:style-name="P16"><text:span text:style-name="T20">view\*<text:s/></text:span><text:span text:style-name="T21"/></text:p>
          </table:table-cell>
          <table:table-cell table:style-name="TableCell020101">
            <text:p text:style-name="P16"><text:span text:style-name="T22">Folder with files for GUI<text:s/></text:span><text:span text:style-name="T23"/></text:p>
          </table:table-cell>
        </table:table-row>
        <table:table-row table:style-name="TableRow0202">
          <table:table-cell table:style-name="TableCell020200">
            <text:p text:style-name="P18"><text:span text:style-name="T24">model\game.py</text:span><text:span text:style-name="T25"/></text:p>
          </table:table-cell>
          <table:table-cell table:style-name="TableCell020201">
            <text:p text:style-name="P18"><text:span text:style-name="T26">Interface for files: model\gameState.py and model\gameStateUtils;</text:span></text:p>
            <text:p text:style-name="P18"><text:span text:style-name="T26">Includes functions to get allowable moves (on 3 modes: simple, deepcheck and random), to make moves etc.</text:span><text:span text:style-name="T27"/></text:p>
          </table:table-cell>
        </table:table-row>
        <table:table-row table:style-name="TableRow0203">
          <table:table-cell table:style-name="TableCell020300">
            <text:p text:style-name="P20"><text:span text:style-name="T28">model\ml-module\agent.py</text:span><text:span text:style-name="T29"/></text:p>
          </table:table-cell>
          <table:table-cell table:style-name="TableCell020301">
            <text:p text:style-name="P20"><text:span text:style-name="T30">Class standing for computer player. There are 3 modes of getting a move and2 modesof choosing one (described below).</text:span><text:span text:style-name="T31"/></text:p>
          </table:table-cell>
        </table:table-row>
        <table:table-row table:style-name="TableRow0204">
          <table:table-cell table:style-name="TableCell020400">
            <text:p text:style-name="P22"><text:span text:style-name="T32">model\ml_module\*</text:span><text:span text:style-name="T33"/></text:p>
          </table:table-cell>
          <table:table-cell table:style-name="TableCell020401">
            <text:p text:style-name="P22"><text:span text:style-name="T34">Implementation of predictors, MCTS, memory, deterministic models</text:span><text:span text:style-name="T35"/></text:p>
          </table:table-cell>
        </table:table-row>
        <table:table-row table:style-name="TableRow0205">
          <table:table-cell table:style-name="TableCell020500">
            <text:p text:style-name="P24"><text:span text:style-name="T36">controller\playing.py<text:s/></text:span><text:span text:style-name="T37"/></text:p>
          </table:table-cell>
          <table:table-cell table:style-name="TableCell020501">
            <text:p text:style-name="P24"><text:span text:style-name="T38">Set of functions for playing training matches (with saving to memory and retraining) and validation ones</text:span><text:span text:style-name="T39"/></text:p>
          </table:table-cell>
        </table:table-row>
        <table:table-row table:style-name="TableRow0206">
          <table:table-cell table:style-name="TableCell020600">
            <text:p text:style-name="P26"><text:span text:style-name="T40">controller\main_training.py</text:span><text:span text:style-name="T41"/></text:p>
          </table:table-cell>
          <table:table-cell table:style-name="TableCell020601">
            <text:p text:style-name="P26"><text:span text:style-name="T42">File with training loop for models</text:span><text:span text:style-name="T43"/></text:p>
          </table:table-cell>
        </table:table-row>
        <table:table-row table:style-name="TableRow0207">
          <table:table-cell table:style-name="TableCell020700">
            <text:p text:style-name="P28"><text:span text:style-name="T44">controller\main_play.py<text:s/></text:span><text:span text:style-name="T45"/></text:p>
          </table:table-cell>
          <table:table-cell table:style-name="TableCell020701">
            <text:p text:style-name="P28"><text:span text:style-name="T46">Start of a game</text:span><text:span text:style-name="T47"/></text:p>
          </table:table-cell>
        </table:table-row>
        <table:table-row table:style-name="TableRow0208">
          <table:table-cell table:style-name="TableCell020800">
            <text:p text:style-name="P30"><text:span text:style-name="T48">controller\config<text:s/></text:span><text:span text:style-name="T49"/></text:p>
          </table:table-cell>
          <table:table-cell table:style-name="TableCell020801">
            <text:p text:style-name="P30"><text:span text:style-name="T50">Includes configuration options for the first game (depth of search, max times, learning parameters</text:span><text:span text:style-name="T51"/></text:p>
          </table:table-cell>
        </table:table-row>
      </table:table>
      <text:p text:style-name="P32"><text:span text:style-name="T51"/></text:p>
      <text:p text:style-name="P32"><text:span text:style-name="T51"/></text:p>
      <text:p text:style-name="P32"><text:span text:style-name="T52">There are 3 modes of getting allowable moves avaliable for user and 2 modes of choosing one of them.</text:span></text:p>
      <text:p text:style-name="P33"><text:span text:style-name="T53">Getting allowable moves</text:span></text:p>
      <text:list text:style-name="L34">
        <text:list-item>
          <text:p text:style-name="P34"><text:span text:style-name="T54">‘simple’ - all allowable moves that are not losing. If there is the winning move, it should be returned as the only one.</text:span></text:p>
        </text:list-item>
        <text:list-item>
          <text:p text:style-name="P34"><text:span text:style-name="T54">‘deepcheck’ - all allowable moves that are not losing and the moves and the moves after which the opponent has not winning move. </text:span></text:p>
        </text:list-item>
        <text:list-item>
          <text:p text:style-name="P34"><text:span text:style-name="T54">‘random’</text:span></text:p>
        </text:list-item>
      </text:list>
      <text:p text:style-name="P35"><text:span text:style-name="T55"/></text:p>
      <text:p text:style-name="P36"><text:span text:style-name="T56">Choosing a move</text:span></text:p>
      <text:list text:style-name="L37">
        <text:list-item>
          <text:p text:style-name="P37"><text:span text:style-name="T57">‘model’ - we choose move with the best result returned by the model (‘probability of win’)</text:span></text:p>
        </text:list-item>
        <text:list-item>
          <text:p text:style-name="P37"><text:span text:style-name="T57">‘mcts.simple’ - simple MCTS</text:span></text:p>
        </text:list-item>
        <text:list-item>
          <text:p text:style-name="P37"><text:span text:style-name="T57">‘mcts.boosted’ - MCTS, where the initial weights are initialized from the model</text:span></text:p>
        </text:list-item>
      </text:list>
      <text:p text:style-name="P38"><text:span text:style-name="T58"/></text:p>
      <text:p text:style-name="P38"><text:span text:style-name="T58"/></text:p>
      <text:p text:style-name="P38"><text:span text:style-name="T59">Models</text:span></text:p>
      <text:p text:style-name="P38"><text:span text:style-name="T59"/></text:p>
      <text:p text:style-name="P38"><text:span text:style-name="T60">We trained two model, one dedicated for simple model evaluation mode of the agent, and secound for mcts boosted approach.</text:span></text:p>
      <text:p text:style-name="P38"><text:span text:style-name="T60"/></text:p>
      <text:p text:style-name="P38"><text:span text:style-name="T61">First one is DNN neural network which architecture can be described as:</text:span><text:span text:style-name="T62"/></text:p>
      <text:p text:style-name="P38"><text:span text:style-name="T63">_________________________________________________________________</text:span></text:p>
      <text:p text:style-name="P38"><text:span text:style-name="T63">Layer (type)<text:s text:c="17"/>Output Shape<text:s text:c="14"/>Param #<text:s text:c="3"/></text:span></text:p>
      <text:p text:style-name="P38"><text:span text:style-name="T63">=================================================================</text:span></text:p>
      <text:p text:style-name="P38"><text:span text:style-name="T63">dense_660 (Dense)<text:s text:c="12"/>multiple<text:s text:c="18"/>154800<text:s text:c="4"/></text:span></text:p>
      <text:p text:style-name="P38"><text:span text:style-name="T63">_________________________________________________________________</text:span></text:p>
      <text:p text:style-name="P38"><text:span text:style-name="T63">dense_661 (Dense)<text:s text:c="12"/>multiple<text:s text:c="18"/>320800<text:s text:c="4"/></text:span></text:p>
      <text:p text:style-name="P38"><text:span text:style-name="T63">_________________________________________________________________</text:span></text:p>
      <text:p text:style-name="P38"><text:span text:style-name="T63">dropout_295 (Dropout)<text:s text:c="8"/>multiple<text:s text:c="18"/>0<text:s text:c="9"/></text:span></text:p>
      <text:p text:style-name="P38"><text:span text:style-name="T63">_________________________________________________________________</text:span></text:p>
      <text:p text:style-name="P38"><text:span text:style-name="T63">dense_662 (Dense)<text:s text:c="12"/>multiple<text:s text:c="18"/>320400<text:s text:c="4"/></text:span></text:p>
      <text:p text:style-name="P38"><text:span text:style-name="T63">_________________________________________________________________</text:span></text:p>
      <text:p text:style-name="P38"><text:span text:style-name="T63">dropout_296 (Dropout)<text:s text:c="8"/>multiple<text:s text:c="18"/>0<text:s text:c="9"/></text:span></text:p>
      <text:p text:style-name="P38"><text:span text:style-name="T63">_________________________________________________________________</text:span></text:p>
      <text:p text:style-name="P38"><text:span text:style-name="T63">dense_663 (Dense)<text:s text:c="12"/>multiple<text:s text:c="18"/>80200<text:s text:c="5"/></text:span></text:p>
      <text:p text:style-name="P38"><text:span text:style-name="T63">_________________________________________________________________</text:span></text:p>
      <text:p text:style-name="P38"><text:span text:style-name="T63">dropout_297 (Dropout)<text:s text:c="8"/>multiple<text:s text:c="18"/>0<text:s text:c="9"/></text:span></text:p>
      <text:p text:style-name="P38"><text:span text:style-name="T63">_________________________________________________________________</text:span></text:p>
      <text:p text:style-name="P38"><text:span text:style-name="T63">dense_664 (Dense)<text:s text:c="12"/>multiple<text:s text:c="18"/>20100<text:s text:c="5"/></text:span></text:p>
      <text:p text:style-name="P38"><text:span text:style-name="T63">_________________________________________________________________</text:span></text:p>
      <text:p text:style-name="P38"><text:span text:style-name="T63">dense_665 (Dense)<text:s text:c="12"/>multiple<text:s text:c="18"/>101<text:s text:c="7"/></text:span></text:p>
      <text:p text:style-name="P38"><text:span text:style-name="T63">=================================================================</text:span></text:p>
      <text:p text:style-name="P38"><text:span text:style-name="T63">Total params: 896,401</text:span></text:p>
      <text:p text:style-name="P38"><text:span text:style-name="T63">Trainable params: 896,401</text:span></text:p>
      <text:p text:style-name="P38"><text:span text:style-name="T63">Non-trainable params: 0</text:span></text:p>
      <text:p text:style-name="P38"><text:span text:style-name="T64"/></text:p>
      <text:p text:style-name="P38"><text:span text:style-name="T65">Secound is a residual CNN neural network which architecture can be described as:</text:span><text:span text:style-name="T66"/></text:p>
      <text:p text:style-name="P38"><text:span text:style-name="T66"/></text:p>
      <text:p text:style-name="P38"><text:span text:style-name="T67"><text:s/></text:span><text:span text:style-name="T68">Layer (type)<text:s text:c="20"/>Output Shape<text:s text:c="9"/>Param #<text:s text:c="5"/>Connected to<text:s text:c="21"/></text:span></text:p>
      <text:p text:style-name="P38"><text:span text:style-name="T68">==================================================================================================</text:span></text:p>
      <text:p text:style-name="P38"><text:span text:style-name="T68">main_input (InputLayer)<text:s text:c="9"/>[(None, 48, 8, 1)]<text:s text:c="3"/>0<text:s text:c="44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conv2d_15 (Conv2D)<text:s text:c="14"/>(None, 48, 8, 384)<text:s text:c="3"/>14208<text:s text:c="7"/>main_input[0][0]<text:s text:c="17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conv2d_16 (Conv2D)<text:s text:c="14"/>(None, 48, 8, 384)<text:s text:c="3"/>2359680<text:s text:c="5"/>conv2d_15[0][0]<text:s text:c="18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max_pooling2d_5 (MaxPooling2D)<text:s text:c="2"/>(None, 12, 8, 384)<text:s text:c="3"/>0<text:s text:c="11"/>conv2d_16[0][0]<text:s text:c="18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dropout_20 (Dropout)<text:s text:c="12"/>(None, 12, 8, 384)<text:s text:c="3"/>0<text:s text:c="11"/>max_pooling2d_5[0][0]<text:s text:c="12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conv2d_17 (Conv2D)<text:s text:c="14"/>(None, 12, 8, 96)<text:s text:c="4"/>331872<text:s text:c="6"/>dropout_20[0][0]<text:s text:c="17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dropout_21 (Dropout)<text:s text:c="12"/>(None, 12, 8, 96)<text:s text:c="4"/>0<text:s text:c="11"/>conv2d_17[0][0]<text:s text:c="18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flatten_5 (Flatten)<text:s text:c="13"/>(None, 9216)<text:s text:c="9"/>0<text:s text:c="11"/>dropout_21[0][0]<text:s text:c="17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aux_input (InputLayer)<text:s text:c="10"/>[(None, 2)]<text:s text:c="10"/>0<text:s text:c="44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concatenate_5 (Concatenate)<text:s text:c="5"/>(None, 9218)<text:s text:c="9"/>0<text:s text:c="11"/>flatten_5[0][0]<text:s text:c="18"/></text:span></text:p>
      <text:p text:style-name="P38"><text:span text:style-name="T68"><text:s text:c="65"/>aux_input[0][0]<text:s text:c="18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dense_15 (Dense)<text:s text:c="16"/>(None, 300)<text:s text:c="10"/>2765700<text:s text:c="5"/>concatenate_5[0][0]<text:s text:c="14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dropout_22 (Dropout)<text:s text:c="12"/>(None, 300)<text:s text:c="10"/>0<text:s text:c="11"/>dense_15[0][0]<text:s text:c="19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dense_16 (Dense)<text:s text:c="16"/>(None, 400)<text:s text:c="10"/>120400<text:s text:c="6"/>dropout_22[0][0]<text:s text:c="17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dropout_23 (Dropout)<text:s text:c="12"/>(None, 400)<text:s text:c="10"/>0<text:s text:c="11"/>dense_16[0][0]<text:s text:c="19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dense_17 (Dense)<text:s text:c="16"/>(None, 200)<text:s text:c="10"/>80200<text:s text:c="7"/>dropout_23[0][0]<text:s text:c="17"/></text:span></text:p>
      <text:p text:style-name="P38"><text:span text:style-name="T68">__________________________________________________________________________________________________</text:span></text:p>
      <text:p text:style-name="P38"><text:span text:style-name="T68">main_output (Dense)<text:s text:c="13"/>(None, 1)<text:s text:c="12"/>201<text:s text:c="9"/>dense_17[0][0]<text:s text:c="19"/></text:span></text:p>
      <text:p text:style-name="P38"><text:span text:style-name="T68">==================================================================================================</text:span></text:p>
      <text:p text:style-name="P38"><text:span text:style-name="T68">Total params: 5,672,261</text:span></text:p>
      <text:p text:style-name="P38"><text:span text:style-name="T68">Trainable params: 5,672,261</text:span></text:p>
      <text:p text:style-name="P38"><text:span text:style-name="T68">Non-trainable params: 0</text:span></text:p>
      <text:p text:style-name="P38"><text:span text:style-name="T68"/></text:p>
      <text:p text:style-name="P38"><text:span text:style-name="T68"/></text:p>
      <text:p text:style-name="P38"><text:span text:style-name="T69"><text:s/></text:span></text:p>
      <text:p text:style-name="P38"><text:span text:style-name="T70"/></text:p>
      <text:p text:style-name="P38"><text:span text:style-name="T7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